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54a9" officeooo:paragraph-rsid="000354a9"/>
    </style:style>
    <style:style style:name="P2" style:family="paragraph" style:parent-style-name="Standard">
      <style:text-properties officeooo:rsid="0004975a" officeooo:paragraph-rsid="0004975a"/>
    </style:style>
    <style:style style:name="P3" style:family="paragraph" style:parent-style-name="Standard">
      <style:text-properties officeooo:rsid="0005186b" officeooo:paragraph-rsid="000518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</text:p>
      <text:p text:style-name="P1"/>
      <text:p text:style-name="P1"/>
      <text:p text:style-name="P2">indice</text:p>
      <text:p text:style-name="P2"/>
      <text:p text:style-name="P3">indice de tabl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2:32:57.536482497</meta:creation-date>
    <dc:date>2021-10-18T12:45:56.228338155</dc:date>
    <meta:editing-duration>PT4M1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3" meta:word-count="5" meta:character-count="28" meta:non-whitespace-character-count="25"/>
  </office:meta>
</office:document-meta>
</file>